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73f" officeooo:paragraph-rsid="0016473f"/>
    </style:style>
    <style:style style:name="P2" style:family="paragraph" style:parent-style-name="Standard">
      <style:text-properties officeooo:rsid="0019576d" officeooo:paragraph-rsid="0019576d"/>
    </style:style>
    <style:style style:name="P3" style:family="paragraph" style:parent-style-name="Standard">
      <style:text-properties officeooo:rsid="001b1062" officeooo:paragraph-rsid="0019f171"/>
    </style:style>
    <style:style style:name="P4" style:family="paragraph" style:parent-style-name="Standard">
      <style:text-properties officeooo:rsid="001b1062" officeooo:paragraph-rsid="001b1062"/>
    </style:style>
    <style:style style:name="P5" style:family="paragraph" style:parent-style-name="Standard">
      <style:text-properties officeooo:rsid="001c6dc4" officeooo:paragraph-rsid="001c6dc4"/>
    </style:style>
    <style:style style:name="P6" style:family="paragraph" style:parent-style-name="Standard">
      <style:text-properties officeooo:rsid="001c6dc4" officeooo:paragraph-rsid="001e0b13"/>
    </style:style>
    <style:style style:name="P7" style:family="paragraph" style:parent-style-name="Standard">
      <style:text-properties officeooo:rsid="001c6dc4" officeooo:paragraph-rsid="002817b5"/>
    </style:style>
    <style:style style:name="P8" style:family="paragraph" style:parent-style-name="Standard">
      <style:text-properties officeooo:rsid="001c6dc4" officeooo:paragraph-rsid="002b4695"/>
    </style:style>
    <style:style style:name="T1" style:family="text">
      <style:text-properties officeooo:rsid="0016970a"/>
    </style:style>
    <style:style style:name="T2" style:family="text">
      <style:text-properties officeooo:rsid="002356ed"/>
    </style:style>
    <style:style style:name="T3" style:family="text">
      <style:text-properties officeooo:rsid="002385f3"/>
    </style:style>
    <style:style style:name="T4" style:family="text">
      <style:text-properties officeooo:rsid="002b46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3 Code/LSTM/model-analysis/extract-activations.py Data/LSTM/hidden650-dropout0.4-lr20-batch_size128-emsize650.pt --input Data/Stimuli/nounpp.text --vocabulary Data/LSTM/english_vocab.txt --output Data/LSTM/nounpp_dropout04 --eos-separator "&lt;eos&gt;" --format pkl --use-unk --unk-token "&lt;unk&gt;"</text:p>
      <text:p text:style-name="P1"/>
      <text:p text:style-name="P1">python3 Code/LSTM/model-analysis/plot_units_activations.py -sentences Data/Stimuli/nounpp.text -meta Data/Stimuli/nounpp.info -activations Data/LSTM/nounpp_<text:span text:style-name="T1">dropout04</text:span>.pkl -o Figures/nounpp_<text:span text:style-name="T1">dropout04_</text:span>679_678.png -c nounpp -g 1 b \- 6 679 cell number_1 singular number_2 singular success correct -g 1 b "\-." 6 679 cell number_1 singular number_2 plural success correct -g 1 b "\-\-" 6 679 cell number_1 plural number_2 singular success correct -g 1 b : 6 679 cell number_1 plural number_2 plural success correct -g 1 r \- 6 678 cell number_1 singular number_2 singular success correct -g 1 r "\-." 6 678 cell number_1 singular number_2 plural success correct -g 1 r "\-\-" 6 678 cell number_1 plural number_2 singular success correct -g 1 r : 6 678 cell number_1 plural number_2 plural success correct -g 2 r \- 6 678 gates.forget number_1 singular number_2 singular success correct -g 2 r "\-." 6 678 gates.forget number_1 singular number_2 plural success correct -g 2 r "\-\-" 6 678 gates.forget number_1 plural number_2 singular success correct -g 2 r : 6 678 gates.forget number_1 plural number_2 plural success correct -g 2 b \- 6 679 gates.forget number_1 singular number_2 singular success correct -g 2 b "\-." 6 679 gates.forget number_1 singular number_2 plural success correct -g 2 b "\-\-" 6 679 gates.forget number_1 plural number_2 singular success correct -g 2 b : 6 679 gates.forget number_1 plural number_2 plural success correct -g 3 r \- 6 678 gates.in number_1 singular number_2 singular success correct -g 3 r "\-." 6 678 gates.in number_1 singular number_2 plural success correct -g 3 r : 6 678 gates.in number_1 plural number_2 singular success correct -g 3 r "\-\-" 6 678 gates.in number_1 plural number_2 plural success correct -g 3 b \- 6 679 gates.in number_1 singular number_2 singular success correct -g 3 b "\-." 6 679 gates.in number_1 singular number_2 plural success correct -g 3 b "\-\-" 6 679 gates.in number_1 plural number_2 singular success correct -g 3 b : 6 679 gates.in number_1 plural number_2 plural success correct -r 1</text:p>
      <text:p text:style-name="P1"/>
      <text:p text:style-name="P1"/>
      <text:p text:style-name="P4"># Singular and plural encoding in number units (770, 775, 987, 1282) -nounpp</text:p>
      <text:p text:style-name="P3">python3 Code/LSTM/model-analysis/plot_units_activations.py -sentences Data/Stimuli/nounpp.text -meta Data/Stimuli/nounpp.info -activations Data/LSTM/nounpp.pkl -o Figures/nounpp_775_769.png -c nounpp -g 1 b \- 6 775 cell number_1 singular number_2 singular success correct -g 1 b "\-." 6 775 cell number_1 singular number_2 plural success correct -g 1 b "\-\-" 6 775 cell number_1 plural number_2 singular success correct -g 1 b : 6 775 cell number_1 plural number_2 plural success correct -g 1 r \- 6 769 cell number_1 singular number_2 singular success correct -g 1 r "\-." 6 769 cell number_1 singular number_2 plural success correct -g 1 r "\-\-" 6 769 cell number_1 plural number_2 singular success correct -g 1 r : 6 769 cell number_1 plural number_2 plural success correct -g 1 g \- 6 1149 hidden number_1 singular success correct -g 1 g : 6 1149 hidden number_1 plural success correct -g 2 r \- 6 769 gates.forget number_1 singular number_2 singular success correct -g 2 r "\-." 6 769 gates.forget number_1 singular number_2 plural success correct -g 2 r "\-\-" 6 769 gates.forget number_1 plural number_2 singular success correct -g 2 r : 6 769 gates.forget number_1 plural number_2 plural success correct -g 2 b \- 6 775 gates.forget number_1 singular number_2 singular success correct -g 2 b "\-." 6 775 gates.forget number_1 singular number_2 plural success correct -g 2 b "\-\-" 6 775 gates.forget number_1 plural number_2 singular success correct -g 2 b : 6 775 gates.forget number_1 plural number_2 plural success correct -g 3 r \- 6 769 gates.in number_1 singular number_2 singular success correct -g 3 r "\-." 6 769 gates.in number_1 singular number_2 plural success correct -g 3 r : 6 769 gates.in number_1 plural number_2 singular success correct -g 3 r "\-\-" 6 769 gates.in number_1 plural number_2 plural success correct -g 3 b \- 6 775 gates.in number_1 singular number_2 singular success correct -g 3 b "\-." 6 775 gates.in number_1 singular number_2 plural success correct -g 3 b <text:soft-page-break/>"\-\-" 6 775 gates.in number_1 plural number_2 singular success correct -g 3 b : 6 775 gates.in number_1 plural number_2 plural success correct -r 1</text:p>
      <text:p text:style-name="P3"/>
      <text:p text:style-name="P3"/>
      <text:p text:style-name="P5"># Singular and plural encoding in number units (775, 987) -nounpp</text:p>
      <text:p text:style-name="P5">python3 Code/LSTM/model-analysis/plot_units_activations.py -sentences Data/Stimuli/nounpp.text -meta Data/Stimuli/nounpp.info -activations Data/LSTM/nounpp.pkl -o Figures/nounpp_775_987.png -c nounpp -g 1 b \- 6 775 cell number_1 singular number_2 singular success correct -g 1 b "\-." 6 775 cell number_1 singular number_2 plural success correct -g 1 b "\-\-" 6 775 cell number_1 plural number_2 singular success correct -g 1 b : 6 775 cell number_1 plural number_2 plural success correct -g 1 r \- 6 987 cell number_1 singular number_2 singular success correct -g 1 r "\-." 6 987 cell number_1 singular number_2 plural success correct -g 1 r "\-\-" 6 987 cell number_1 plural number_2 singular success correct -g 1 r : 6 987 cell number_1 plural number_2 plural success correct -g 1 g \- 6 1149 hidden number_1 singular success correct -g 1 g : 6 1149 hidden number_1 plural success correct -g 2 r \- 6 987 gates.forget number_1 singular number_2 singular success correct -g 2 r "\-." 6 987 gates.forget number_1 singular number_2 plural success correct -g 2 r "\-\-" 6 987 gates.forget number_1 plural number_2 singular success correct -g 2 r : 6 987 gates.forget number_1 plural number_2 plural success correct -g 2 b \- 6 775 gates.forget number_1 singular number_2 singular success correct -g 2 b "\-." 6 775 gates.forget number_1 singular number_2 plural success correct -g 2 b "\-\-" 6 775 gates.forget number_1 plural number_2 singular success correct -g 2 b : 6 775 gates.forget number_1 plural number_2 plural success correct -g 3 r \- 6 987 gates.in number_1 singular number_2 singular success correct -g 3 r "\-." 6 987 gates.in number_1 singular number_2 plural success correct -g 3 r : 6 987 gates.in number_1 plural number_2 singular success correct -g 3 r "\-\-" 6 987 gates.in number_1 plural number_2 plural success correct -g 3 b \- 6 775 gates.in number_1 singular number_2 singular success correct -g 3 b "\-." 6 775 gates.in number_1 singular number_2 plural success correct -g 3 b "\-\-" 6 775 gates.in number_1 plural number_2 singular success correct -g 3 b : 6 775 gates.in number_1 plural number_2 plural success correct -g 4 r \- 6 987 gates.c_tilde number_1 singular number_2 singular success correct -g 4 r "\-." 6 987 gates.c_tilde number_1 singular number_2 plural success correct -g 4 r : 6 987 gates.c_tilde number_1 plural number_2 singular success correct -g 4 r "\-\-" 6 987 gates.c_tilde number_1 plural number_2 plural success correct -g 4 b \- 6 775 gates.c_tilde number_1 singular number_2 singular success correct -g 4 b "\-." 6 775 gates.c_tilde number_1 singular number_2 plural success correct -g 4 b "\-\-" 6 775 gates.c_tilde number_1 plural number_2 singular success correct -g 4 b : 6 775 gates.c_tilde number_1 plural number_2 plural success correct -r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9:53:38.184619641</meta:creation-date>
    <dc:date>2018-10-27T21:22:59.001718841</dc:date>
    <meta:editing-duration>P1DT2H31M12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6" meta:word-count="1173" meta:character-count="7454" meta:non-whitespace-character-count="6294"/>
  </office:meta>
</office:document-meta>
</file>